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/ src/components/Layout/Footer.js</text:p>
      <text:p text:style-name="Standard">import React from 'react';</text:p>
      <text:p text:style-name="Standard">import styled from 'styled-components';</text:p>
      <text:p text:style-name="Standard">import { theme } from '../../styles/theme';</text:p>
      <text:p text:style-name="Standard"/>
      <text:p text:style-name="Standard">const FooterWrapper = styled.footer`</text:p>
      <text:p text:style-name="Standard"><text:s text:c="2"/>background-color: ${theme.colors.primary.light};</text:p>
      <text:p text:style-name="Standard"><text:s text:c="2"/>color: ${theme.colors.text.secondary};</text:p>
      <text:p text:style-name="Standard"><text:s text:c="2"/>text-align: center;</text:p>
      <text:p text:style-name="Standard"><text:s text:c="2"/>padding: ${theme.spacing(2)};</text:p>
      <text:p text:style-name="Standard">`;</text:p>
      <text:p text:style-name="Standard"/>
      <text:p text:style-name="Standard">const Footer = () =&gt; (</text:p>
      <text:p text:style-name="Standard"><text:s text:c="2"/>&lt;FooterWrapper&gt;</text:p>
      <text:p text:style-name="Standard"><text:s text:c="4"/>&lt;p&gt;&amp;copy; 2024 Moon is a Girl. Tous droits réservés.&lt;/p&gt;</text:p>
      <text:p text:style-name="Standard"><text:s text:c="2"/>&lt;/FooterWrapper&gt;</text:p>
      <text:p text:style-name="Standard">);</text:p>
      <text:p text:style-name="Standard"/>
      <text:p text:style-name="Standard">export default Footer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2S</meta:editing-duration>
    <meta:editing-cycles>3</meta:editing-cycles>
    <meta:generator>OpenOffice/4.1.14$Win32 OpenOffice.org_project/4114m1$Build-9811</meta:generator>
    <dc:date>2024-09-07T16:03:16.06</dc:date>
    <meta:document-statistic meta:table-count="0" meta:image-count="0" meta:object-count="0" meta:page-count="1" meta:paragraph-count="16" meta:word-count="50" meta:character-count="463"/>
    <dc:creator>ronan salaun</dc:creator>
    <meta:user-defined meta:name="Info 1"/>
    <meta:user-defined meta:name="Info 2"/>
    <meta:user-defined meta:name="Info 3"/>
    <meta:user-defined meta:name="Info 4"/>
  </office:meta>
</office:document-meta>
</file>